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19">UNIT.</text:span></text:p>
          </table:table-cell>
          <table:table-cell table:style-name="Tabella5.A1" office:value-type="string">
            <text:p text:style-name="P29">SC<text:span text:style-name="T19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formatLang(line.product_uom_qty)&gt;</text:placeholder></text:p>
          </table:table-cell>
          <table:table-cell table:style-name="Tabella5.E3" office:value-type="string">
            <text:p text:style-name="P34"><text:placeholder text:placeholder-type="text">&lt;formatLang(line.price_unit)&gt;</text:placeholder><text:s/><text:placeholder text:placeholder-type="text">&lt;line.currency_id.symbol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34"><text:placeholder text:placeholder-type="text">&lt;formatLang(line.price_subtotal)&gt;</text:placeholder><text:s/><text:placeholder text:placeholder-type="text">&lt;line.currency_id.symbol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53"><text:placeholder text:placeholder-type="text">&lt;formatLang(o.amount_untaxed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Lang(o.amount_tax)&gt;</text:placeholder><text:s/><text:placeholder text:placeholder-type="text">&lt;o.currency_id.symbol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53"><text:placeholder text:placeholder-type="text">&lt;formatLang(o.amount_total)&gt;</text:placeholder><text:s/><text:placeholder text:placeholder-type="text">&lt;o.currency_id.symbol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35">Pagamento: <text:span text:style-name="T21"><text:placeholder text:placeholder-type="text">&lt;o.payment_term_id.name or ''&gt;</text:placeholder></text:span></text:p>
      <text:p text:style-name="P36">Validità preventivo: fino al <text:placeholder text:placeholder-type="text">&lt;formatLang(o.validity_date,date='true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company.report_company_name or company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Il rappresentante commerciale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svg:width="4.8cm" svg:height="2.641cm" draw:z-index="5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dc:title/>
    <dc:description/>
    <dc:subject/>
    <meta:initial-creator>Fabrizio Cocciari</meta:initial-creator>
    <meta:creation-date>2015-10-02T07:20:00Z</meta:creation-date>
    <dc:date>2019-10-18T13:05:09.634000000</dc:date>
    <meta:print-date>2015-10-01T17:14:00Z</meta:print-date>
    <meta:editing-cycles>95</meta:editing-cycles>
    <meta:editing-duration>PT17H47M26S</meta:editing-duration>
    <meta:document-statistic meta:table-count="6" meta:image-count="0" meta:object-count="0" meta:page-count="3" meta:paragraph-count="61" meta:word-count="181" meta:character-count="1970" meta:non-whitespace-character-count="1817"/>
    <meta:template xlink:type="simple" xlink:actuate="onRequest" xlink:title="" xlink:href="Normal"/>
  </office:meta>
</office:document-meta>
</file>